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7d3e82" style:font-name-asian="NSimSun" style:font-size-asian="12pt" style:font-style-asian="normal" style:font-weight-asian="normal" style:font-name-complex="Arial1" style:font-size-complex="12pt" style:font-style-complex="normal"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821d6a"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6f451" officeooo:paragraph-rsid="0596f451" style:font-name-asian="NSimSun" style:font-size-asian="12pt" style:font-style-asian="normal" style:font-weight-asian="normal" style:font-name-complex="Arial1"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21d6a"/>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501c3"/>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ff12"/>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91b01e" officeooo:paragraph-rsid="0591b01e"/>
    </style:style>
    <style:style style:name="P20" style:family="paragraph" style:parent-style-name="Text_20_body">
      <style:paragraph-properties fo:margin-top="0cm" fo:margin-bottom="0cm" loext:contextual-spacing="false" fo:line-height="138%" fo:text-align="start" style:justify-single-word="false" style:writing-mode="lr-tb"/>
      <style:text-properties officeooo:paragraph-rsid="059fc0e9"/>
    </style:style>
    <style:style style:name="P21"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4dbe4" officeooo:paragraph-rsid="059fc0e9" fo:background-color="#fffffe" style:font-size-asian="12pt" style:font-size-complex="12pt"/>
    </style:style>
    <style:style style:name="P23"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24" style:family="paragraph" style:parent-style-name="Text_20_body">
      <style:paragraph-properties fo:margin-top="0cm" fo:margin-bottom="0cm" loext:contextual-spacing="false" fo:line-height="138%" fo:text-align="start" style:justify-single-word="false" style:writing-mode="lr-tb"/>
      <style:text-properties officeooo:rsid="05b19f35" officeooo:paragraph-rsid="05b19f35"/>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rsid="05b19f35" officeooo:paragraph-rsid="05b31793"/>
    </style:style>
    <style:style style:name="P26" style:family="paragraph" style:parent-style-name="Text_20_body">
      <style:paragraph-properties fo:margin-top="0cm" fo:margin-bottom="0cm" loext:contextual-spacing="false" fo:line-height="138%" fo:text-align="start" style:justify-single-word="false" style:writing-mode="lr-tb"/>
      <style:text-properties officeooo:paragraph-rsid="05b31793"/>
    </style:style>
    <style:style style:name="P2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ad9e" officeooo:paragraph-rsid="0596f451" style:font-name-asian="NSimSun" style:font-size-asian="12pt" style:font-style-asian="normal" style:font-weight-asian="normal" style:font-name-complex="Arial1" style:font-size-complex="12pt" style:font-style-complex="normal" style:font-weight-complex="normal"/>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font-style="normal" fo:font-weight="normal" officeooo:rsid="05821d6a"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font-style="normal" fo:font-weight="normal" officeooo:rsid="0597d80b"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font-style="normal" fo:font-weight="normal" officeooo:rsid="0583bb94"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font-style="normal" fo:font-weight="normal" officeooo:rsid="059a70c7"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color="#000000" style:font-name="Liberation Serif" fo:font-size="12pt" fo:language="en" fo:country="GB" fo:font-weight="normal" fo:background-color="#fffffe" loext:char-shading-value="0" style:font-size-asian="12pt" style:font-size-complex="12pt"/>
    </style:style>
    <style:style style:name="T31"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32"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33"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34"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35"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36"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37"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38" style:family="text">
      <style:text-properties officeooo:rsid="05b31793"/>
    </style:style>
    <style:style style:name="T39" style:family="text">
      <style:text-properties officeooo:rsid="05b382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21"><text:bookmark text:name="docs-internal-guid-bd2ab14d-7fff-5f72-8951-974cbb7cfe7b"/>Michael Mosimann</text:p>
      <text:p text:style-name="P6">Université de Genève</text:p>
      <text:p text:style-name="P6">Faculté des Sciences</text:p>
      <text:p text:style-name="P7">Département d’informatique</text:p>
      <text:p text:style-name="P8"/>
      <text:p text:style-name="P9"/>
      <text:p text:style-name="P15"><text:span text:style-name="T17">A</text:span><text:span text:style-name="T18">t</text:span><text:span text:style-name="T17"> the </text:span><text:span text:style-name="T18">beginnings</text:span><text:span text:style-name="T17">, </text:span><text:span text:style-name="T18">there was</text:span><text:span text:style-name="T17"> not much discussion </text:span><text:span text:style-name="T18">between participants</text:span><text:span text:style-name="T17"> in the discussion tab</text:span><text:span text:style-name="T18">s of the AI Blitz challenges</text:span><text:span text:style-name="T17">. </text:span><text:span text:style-name="T18">It was mostly bug reports, like </text:span><text:span text:style-name="T17">about submission limits.</text:span></text:p>
      <text:p text:style-name="P10"/>
      <text:p text:style-name="P16"><text:span text:style-name="T19">So far, it seems that the participants aren’t discussing with each others, only one has giving some h</text:span><text:span text:style-name="T20">elp</text:span><text:span text:style-name="T19"> to possibly improve the score, </text:span><text:span text:style-name="T21">at this point of writing(14.05.2021)</text:span><text:span text:style-name="T19">. </text:span><text:span text:style-name="T20">The hint is to sort by index, as the resulting file isn’t sorted, and it has improved the score of the file. </text:span><text:span text:style-name="T22">The user is called V</text:span><text:span text:style-name="T28">ictorkras2008.</text:span></text:p>
      <text:p text:style-name="P11"/>
      <text:p text:style-name="P17"><text:span text:style-name="T23">So far, i have posted only the baseline as submissions to test the submission process and to see what score i need to improve on. </text:span><text:span text:style-name="T24">I have been working on the code and looking around the web to have some ideas, and test some codes to see how it might improve the AI.</text:span></text:p>
      <text:p text:style-name="P15"><text:span text:style-name="T24">I </text:span><text:span text:style-name="T25">had some problems with installing some libraries, and had some memory problems as the program took a lot of memory.</text:span></text:p>
      <text:p text:style-name="P18"><text:span text:style-name="T26">I have tried to w</text:span><text:span text:style-name="T27">ork on</text:span><text:span text:style-name="T26"> smoke elimination, but also tried to do the speed detection</text:span><text:span text:style-name="T25">, </text:span><text:span text:style-name="T26">as I have been stuck and haven’t made any result worth submitting. </text:span></text:p>
      <text:p text:style-name="P19"><text:span text:style-name="T26">F</text:span><text:span text:style-name="T16">or the smoke elimination, a generative model seems to be the model to use to transform the images with some smoke into images without any smoke.</text:span></text:p>
      <text:p text:style-name="P12">I had some ram memory problems, and executing the code with Colab, seems to work.</text:p>
      <text:p text:style-name="P12"/>
      <text:p text:style-name="P13">Grayscaling doesn’t seem to improve, but worsen the result, <text:span text:style-name="T38">in the speed detection problem.</text:span></text:p>
      <text:p text:style-name="P27"/>
      <text:p text:style-name="P14">At this time of writing this line, (16.05.2021), there is 123 participants and 12 teams.</text:p>
      <text:p text:style-name="P14"/>
      <text:p text:style-name="P20"><text:span text:style-name="T12">The </text:span><text:span text:style-name="T29">squeezenet1_1</text:span><text:span text:style-name="T13"> </text:span><text:span text:style-name="T12">gives very bad results for the speed recognition, whereas the </text:span><text:span text:style-name="T30">resnet1</text:span><text:span text:style-name="T31">8 </text:span><text:span text:style-name="T32">improves the score a lot. </text:span><text:span text:style-name="T33">It shows how s</text:span><text:span text:style-name="T34">ome</text:span><text:span text:style-name="T33"> model</text:span><text:span text:style-name="T34">s</text:span><text:span text:style-name="T33"> can s</text:span><text:span text:style-name="T35">olve more efficiently</text:span><text:span text:style-name="T34"> some problems c</text:span><text:span text:style-name="T35">ompared to</text:span><text:span text:style-name="T34"> others </text:span><text:span text:style-name="T35">models</text:span><text:span text:style-name="T34">, whereas with another problem, the same model could do poorly</text:span><text:span text:style-name="T33">.</text:span></text:p>
      <text:p text:style-name="P22"/>
      <text:p text:style-name="P23"><text:soft-page-break/><text:span text:style-name="T33">T</text:span><text:span text:style-name="T30">he resnet34 improves a little bit the score, but the major downside is that it’s take a lot of time to train/compute it, </text:span><text:span text:style-name="T36">due to the complexity of the model.</text:span></text:p>
      <text:p text:style-name="P23"><text:span text:style-name="T36"/></text:p>
      <text:p text:style-name="P25"><text:span text:style-name="T36">L</text:span><text:span text:style-name="T30">ooking at the leaderboard, it’s interesting to note that the person holding the first place, holds the first place on most of all the challenges in the blitz, and holds the second place on the others. </text:span><text:span text:style-name="T37">It does shows that it attracts some good AI programmers.</text:span></text:p>
      <text:p text:style-name="P26"><text:span text:style-name="T37"><text:s/></text:span><text:span text:style-name="T14">The participants are really good at improving the score. </text:span><text:span text:style-name="T15">With these observations, it leads me to think that most participants are more in a competitive state than a helpful mindset, which the cause might be to win the reward. </text:span></text:p>
      <text:p text:style-name="P24"><text:span text:style-name="T37"/></text:p>
      <text:p text:style-name="P24"><text:span text:style-name="T3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2</text:page-number><text:s/><text:span text:style-name="MT7">sur </text:span><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18T10:55:43.038000000</dc:date>
    <meta:editing-duration>P3DT1H13M5S</meta:editing-duration>
    <meta:editing-cycles>1107</meta:editing-cycles>
    <meta:generator>LibreOffice/6.3.4.2$Windows_X86_64 LibreOffice_project/60da17e045e08f1793c57c00ba83cdfce946d0aa</meta:generator>
    <meta:document-statistic meta:table-count="0" meta:image-count="0" meta:object-count="0" meta:page-count="2" meta:paragraph-count="21" meta:word-count="443" meta:character-count="2551" meta:non-whitespace-character-count="2126"/>
  </office:meta>
</office:document-meta>
</file>